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line-height="200%"/>
      <style:text-properties style:font-name="Consolas" officeooo:rsid="0017bfe8" officeooo:paragraph-rsid="0019a497"/>
    </style:style>
    <style:style style:name="P2" style:family="paragraph" style:parent-style-name="Standard" style:list-style-name="L1">
      <style:paragraph-properties fo:line-height="200%"/>
      <style:text-properties style:font-name="Consolas" officeooo:rsid="0017bfe8" officeooo:paragraph-rsid="0017bfe8"/>
    </style:style>
    <style:style style:name="P3" style:family="paragraph" style:parent-style-name="Standard" style:list-style-name="L1">
      <style:paragraph-properties fo:line-height="200%"/>
      <style:text-properties style:font-name="Consolas" officeooo:rsid="0019a497" officeooo:paragraph-rsid="0019a497"/>
    </style:style>
    <style:style style:name="P4" style:family="paragraph" style:parent-style-name="Standard" style:list-style-name="L1">
      <style:paragraph-properties fo:line-height="200%"/>
      <style:text-properties style:font-name="Consolas" style:text-underline-style="none" officeooo:rsid="0019a497" officeooo:paragraph-rsid="0019a497"/>
    </style:style>
    <style:style style:name="P5" style:family="paragraph" style:parent-style-name="Standard" style:list-style-name="L1">
      <style:paragraph-properties fo:line-height="200%"/>
      <style:text-properties style:font-name="Consolas" officeooo:rsid="001a442c" officeooo:paragraph-rsid="001a442c"/>
    </style:style>
    <style:style style:name="P6" style:family="paragraph" style:parent-style-name="Standard" style:list-style-name="L1">
      <style:paragraph-properties fo:line-height="200%"/>
      <style:text-properties style:font-name="Consolas" officeooo:rsid="001bf545" officeooo:paragraph-rsid="001bf545"/>
    </style:style>
    <style:style style:name="P7" style:family="paragraph" style:parent-style-name="Standard" style:list-style-name="L1">
      <style:paragraph-properties fo:line-height="200%"/>
      <style:text-properties style:font-name="Consolas" officeooo:rsid="001dab4c" officeooo:paragraph-rsid="001dab4c"/>
    </style:style>
    <style:style style:name="P8" style:family="paragraph" style:parent-style-name="Standard" style:list-style-name="L1">
      <style:paragraph-properties fo:line-height="200%"/>
      <style:text-properties style:font-name="Consolas" officeooo:rsid="001ed9e5" officeooo:paragraph-rsid="001fc43f"/>
    </style:style>
    <style:style style:name="P9" style:family="paragraph" style:parent-style-name="Standard" style:list-style-name="L1">
      <style:paragraph-properties fo:line-height="200%"/>
      <style:text-properties style:font-name="Consolas" officeooo:rsid="0021998a" officeooo:paragraph-rsid="0021998a"/>
    </style:style>
    <style:style style:name="P10" style:family="paragraph" style:parent-style-name="Standard" style:list-style-name="L1">
      <style:paragraph-properties fo:line-height="200%"/>
      <style:text-properties style:font-name="Consolas" officeooo:rsid="0022eccf" officeooo:paragraph-rsid="0022eccf"/>
    </style:style>
    <style:style style:name="P11" style:family="paragraph" style:parent-style-name="Standard" style:list-style-name="L1">
      <style:paragraph-properties fo:line-height="200%"/>
      <style:text-properties style:font-name="Consolas" officeooo:rsid="0023a39c" officeooo:paragraph-rsid="0023a39c"/>
    </style:style>
    <style:style style:name="P12" style:family="paragraph" style:parent-style-name="Standard" style:list-style-name="L1">
      <style:paragraph-properties fo:line-height="200%"/>
      <style:text-properties style:font-name="Consolas" officeooo:rsid="0023a39c" officeooo:paragraph-rsid="0022eccf"/>
    </style:style>
    <style:style style:name="P13" style:family="paragraph" style:parent-style-name="Standard" style:list-style-name="L1">
      <style:paragraph-properties fo:line-height="200%"/>
      <style:text-properties style:font-name="Consolas" officeooo:rsid="0028d7e6" officeooo:paragraph-rsid="0028d7e6"/>
    </style:style>
    <style:style style:name="T1" style:family="text">
      <style:text-properties officeooo:rsid="00180cb5"/>
    </style:style>
    <style:style style:name="T2" style:family="text">
      <style:text-properties officeooo:rsid="001b296c"/>
    </style:style>
    <style:style style:name="T3" style:family="text">
      <style:text-properties officeooo:rsid="001dab4c"/>
    </style:style>
    <style:style style:name="T4" style:family="text">
      <style:text-properties officeooo:rsid="0021305f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solid" style:text-line-through-type="single" officeooo:rsid="0021305f"/>
    </style:style>
    <style:style style:name="T7" style:family="text">
      <style:text-properties officeooo:rsid="00258ceb"/>
    </style:style>
    <style:style style:name="T8" style:family="text">
      <style:text-properties officeooo:rsid="0026fa7b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21305f"/>
    </style:style>
    <style:style style:name="T11" style:family="text">
      <style:text-properties officeooo:rsid="0028d7e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Fechas</text:p>
          <text:list>
            <text:list-item>
              <text:p text:style-name="P1">26 de octubre</text:p>
              <text:list>
                <text:list-item>
                  <text:p text:style-name="P1">Crear prototipo</text:p>
                </text:list-item>
                <text:list-item>
                  <text:p text:style-name="P1">Crear proyecto, con parte fronted y backend</text:p>
                </text:list-item>
              </text:list>
            </text:list-item>
            <text:list-item>
              <text:p text:style-name="P1">16 de noviembre</text:p>
              <text:list>
                <text:list-item>
                  <text:p text:style-name="P1">Frontend y Backend conectados, principales funcionalidades realizadas</text:p>
                </text:list-item>
              </text:list>
            </text:list-item>
            <text:list-item>
              <text:p text:style-name="P1">30 de noviembre</text:p>
              <text:list>
                <text:list-item>
                  <text:p text:style-name="P1">Prueba funcional completa</text:p>
                </text:list-item>
                <text:list-item>
                  <text:p text:style-name="P1">Empezar a desarrollar la memoria</text:p>
                </text:list-item>
              </text:list>
            </text:list-item>
            <text:list-item>
              <text:p text:style-name="P1">1<text:span text:style-name="T1">2</text:span> de diciembre</text:p>
              <text:list>
                <text:list-item>
                  <text:p text:style-name="P1">Defensa del proyecto</text:p>
                </text:list-item>
              </text:list>
            </text:list-item>
          </text:list>
        </text:list-item>
        <text:list-item>
          <text:p text:style-name="P2">Detectamos que falta</text:p>
          <text:list>
            <text:list-item>
              <text:p text:style-name="P2">Definir el BACKEND: elegir entre base de datos y API CRUD (REST o no) o tirar inicialmente con JSON SERVER (no parece viable para producción)</text:p>
            </text:list-item>
            <text:list-item>
              <text:p text:style-name="P2">Preparar el prototipo con FIGMA o en papel (mapa de pantallas, transiciones y datos a mantener)</text:p>
            </text:list-item>
          </text:list>
        </text:list-item>
        <text:list-item>
          <text:p text:style-name="P3">Cambios</text:p>
          <text:list>
            <text:list-item>
              <text:p text:style-name="P4">Estaba trabajando en la página principal pero he decidido separarlos en dos componentes y luego importarlos</text:p>
            </text:list-item>
            <text:list-item>
              <text:p text:style-name="P5">Conectar las tareas con una base de datos, <text:span text:style-name="T2">empezaré con JSON SERVER</text:span></text:p>
              <text:list>
                <text:list-item>
                  <text:p text:style-name="P6">npm install -g json-server</text:p>
                </text:list-item>
                <text:list-item>
                  <text:p text:style-name="P6">Crear un archivo que contendrá los datos simulados <text:span text:style-name="T3">(db.json)</text:span></text:p>
                </text:list-item>
                <text:list-item>
                  <text:p text:style-name="P6">npm install axios</text:p>
                </text:list-item>
                <text:list-item>
                  <text:p text:style-name="P6"><text:soft-page-break/>json-server –-watch db.json</text:p>
                </text:list-item>
              </text:list>
            </text:list-item>
            <text:list-item>
              <text:p text:style-name="P7">La función cargar tareas de la base de datos funciona</text:p>
            </text:list-item>
            <text:list-item>
              <text:p text:style-name="P8"><text:span text:style-name="T5">CORREGIR </text:span><text:span text:style-name="T6">al pulsar eliminar sale un error de dialog</text:span><text:span text:style-name="T4"><text:tab/></text:span></text:p>
            </text:list-item>
            <text:list-item>
              <text:p text:style-name="P7">En quasar.config.js añadimos los plugins como DIALOG y NOTIFY</text:p>
            </text:list-item>
            <text:list-item>
              <text:p text:style-name="P9">Para levantar el proyecto</text:p>
              <text:list>
                <text:list-item>
                  <text:p text:style-name="P9">quasar dev</text:p>
                </text:list-item>
                <text:list-item>
                  <text:p text:style-name="P9">json-server –-watch db.json</text:p>
                </text:list-item>
              </text:list>
            </text:list-item>
            <text:list-item>
              <text:p text:style-name="P13">Correo Javier</text:p>
              <text:list>
                <text:list-item>
                  <text:p text:style-name="P12">Presenta la aplicación Quasar y sus ejecuciones en web y en escritorio (electron) muy bien como prueba de concepto y sustituyen al prototipo: le propongo grabar un vídeo y subirlo, además de una página con el enlace al código, las tareas hechas desde la última vez y las que quedan por hacer.</text:p>
                </text:list-item>
                <text:list-item>
                  <text:p text:style-name="P12">Decide seguir con json-server y olvidarse de backend, ya tiene el CRUD sobre json-server</text:p>
                </text:list-item>
                <text:list-item>
                  <text:p text:style-name="P12">Ha estructurado el front en componentes para que sea más fácil de mantener.</text:p>
                </text:list-item>
              </text:list>
            </text:list-item>
            <text:list-item>
              <text:p text:style-name="P12">PARA HOY:</text:p>
              <text:list>
                <text:list-item>
                  <text:p text:style-name="P12"><text:span text:style-name="T11">S</text:span>ubir al aula virtual vídeo demostrativo de la funcionalidad a modo de prototipo y una hoja con enlace al código y adaptación de lo puesto en este correo.</text:p>
                </text:list-item>
              </text:list>
            </text:list-item>
            <text:list-item>
              <text:p text:style-name="P12">PARA LA PRÓXIMA TUTORÍA:</text:p>
              <text:list>
                <text:list-item>
                  <text:p text:style-name="P12">Pendiente los plugins de quasar para mejorar apariencia y funcionalidad (confirmación de borrado, etc.) Documentarlo.</text:p>
                </text:list-item>
                <text:list-item>
                  <text:p text:style-name="P12"><text:soft-page-break/>Pendiente levantar el proyecto en ios y en Android: mirar el Android Studio o ¿sería suficiente con el emulador? Documentarlo.</text:p>
                </text:list-item>
                <text:list-item>
                  <text:p text:style-name="P12">Ir cerrando todas las funcionalidades que se quieran dar a la aplicación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20:01:13.232000000</meta:creation-date>
    <dc:date>2023-10-26T18:46:50.393000000</dc:date>
    <meta:editing-duration>PT3H44M14S</meta:editing-duration>
    <meta:editing-cycles>20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37" meta:word-count="368" meta:character-count="2071" meta:non-whitespace-character-count="1776"/>
  </office:meta>
</office:document-meta>
</file>